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238ff" officeooo:paragraph-rsid="000238ff"/>
    </style:style>
    <style:style style:name="P2" style:family="paragraph" style:parent-style-name="Standard">
      <style:text-properties fo:font-weight="normal" officeooo:rsid="00030c4d" officeooo:paragraph-rsid="00030c4d" style:font-weight-asian="normal" style:font-weight-complex="normal"/>
    </style:style>
    <style:style style:name="P3" style:family="paragraph" style:parent-style-name="Standard">
      <style:paragraph-properties fo:text-align="start" style:justify-single-word="false"/>
      <style:text-properties fo:font-weight="normal" officeooo:rsid="00030c4d" officeooo:paragraph-rsid="00030c4d" style:font-weight-asian="normal" style:font-weight-complex="normal"/>
    </style:style>
    <style:style style:name="P4" style:family="paragraph" style:parent-style-name="Standard">
      <style:paragraph-properties fo:text-align="start" style:justify-single-word="false"/>
      <style:text-properties fo:font-weight="normal" officeooo:rsid="0006b2bb" officeooo:paragraph-rsid="0006b2bb" style:font-weight-asian="normal" style:font-weight-complex="normal"/>
    </style:style>
    <style:style style:name="P5" style:family="paragraph" style:parent-style-name="Standard">
      <style:paragraph-properties fo:text-align="center" style:justify-single-word="false"/>
      <style:text-properties fo:font-weight="bold" officeooo:rsid="00030c4d" officeooo:paragraph-rsid="00030c4d" style:font-weight-asian="bold" style:font-weight-complex="bold"/>
    </style:style>
    <style:style style:name="P6" style:family="paragraph" style:parent-style-name="Standard">
      <style:paragraph-properties fo:text-align="center" style:justify-single-word="false"/>
      <style:text-properties fo:font-weight="bold" officeooo:rsid="00030c4d" officeooo:paragraph-rsid="0005bd7f" style:font-weight-asian="bold" style:font-weight-complex="bold"/>
    </style:style>
    <style:style style:name="P7" style:family="paragraph" style:parent-style-name="Standard">
      <style:paragraph-properties fo:text-align="start" style:justify-single-word="false"/>
      <style:text-properties fo:font-weight="bold" officeooo:rsid="00030c4d" officeooo:paragraph-rsid="00030c4d" style:font-weight-asian="bold" style:font-weight-complex="bold"/>
    </style:style>
    <style:style style:name="P8" style:family="paragraph" style:parent-style-name="Standard">
      <style:paragraph-properties fo:text-align="start" style:justify-single-word="false"/>
      <style:text-properties fo:font-weight="bold" officeooo:rsid="00030c4d" officeooo:paragraph-rsid="0005bd7f" style:font-weight-asian="bold" style:font-weight-complex="bold"/>
    </style:style>
    <style:style style:name="P9" style:family="paragraph" style:parent-style-name="Text_20_body">
      <style:paragraph-properties fo:text-align="start" style:justify-single-word="false"/>
      <style:text-properties fo:font-weight="normal" officeooo:rsid="0006b2bb" officeooo:paragraph-rsid="0006b2bb" style:font-weight-asian="normal" style:font-weight-complex="normal"/>
    </style:style>
    <style:style style:name="P10" style:family="paragraph" style:parent-style-name="Text_20_body">
      <style:paragraph-properties fo:text-align="start" style:justify-single-word="false"/>
      <style:text-properties officeooo:paragraph-rsid="000cb5e7"/>
    </style:style>
    <style:style style:name="P11" style:family="paragraph" style:parent-style-name="Text_20_body">
      <style:paragraph-properties fo:text-align="start" style:justify-single-word="false"/>
      <style:text-properties officeooo:rsid="000cb5e7" officeooo:paragraph-rsid="000cb5e7"/>
    </style:style>
    <style:style style:name="P12" style:family="paragraph" style:parent-style-name="Standard">
      <style:text-properties fo:font-weight="bold" officeooo:rsid="00030c4d" officeooo:paragraph-rsid="000238ff" style:font-weight-asian="bold" style:font-weight-complex="bold"/>
    </style:style>
    <style:style style:name="P13" style:family="paragraph" style:parent-style-name="Standard">
      <style:text-properties fo:font-weight="bold" officeooo:rsid="00030c4d" officeooo:paragraph-rsid="00030c4d" style:font-weight-asian="bold" style:font-weight-complex="bold"/>
    </style:style>
    <style:style style:name="P14" style:family="paragraph" style:parent-style-name="Text_20_body">
      <style:text-properties officeooo:paragraph-rsid="0011276b"/>
    </style:style>
    <style:style style:name="T1" style:family="text">
      <style:text-properties fo:font-weight="bold" style:font-weight-asian="bold" style:font-weight-complex="bold"/>
    </style:style>
    <style:style style:name="T2" style:family="text">
      <style:text-properties fo:font-weight="bold" officeooo:rsid="00030c4d" style:font-weight-asian="bold" style:font-weight-complex="bold"/>
    </style:style>
    <style:style style:name="T3" style:family="text">
      <style:text-properties fo:font-weight="bold" officeooo:rsid="000d1f5d" style:font-weight-asian="bold" style:font-weight-complex="bold"/>
    </style:style>
    <style:style style:name="T4" style:family="text">
      <style:text-properties fo:font-weight="bold" officeooo:rsid="0011276b" style:font-weight-asian="bold" style:font-weight-complex="bold"/>
    </style:style>
    <style:style style:name="T5" style:family="text">
      <style:text-properties officeooo:rsid="0005bd7f"/>
    </style:style>
    <style:style style:name="T6" style:family="text">
      <style:text-properties officeooo:rsid="000994fe"/>
    </style:style>
    <style:style style:name="T7" style:family="text">
      <style:text-properties fo:font-weight="normal" officeooo:rsid="000cb5e7" style:font-weight-asian="normal" style:font-weight-complex="normal"/>
    </style:style>
    <style:style style:name="T8" style:family="text">
      <style:text-properties officeooo:rsid="000d1f5d"/>
    </style:style>
    <style:style style:name="T9" style:family="text">
      <style:text-properties officeooo:rsid="001127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6"/><text:span text:style-name="T2">Concept of SSH</text:span></text:p>
      <text:p text:style-name="P12"/>
      <text:p text:style-name="P12"/>
      <text:p text:style-name="P13">Point which are going to cover</text:p>
      <text:p text:style-name="P13"/>
      <text:p text:style-name="P2">1. What is ssh?</text:p>
      <text:p text:style-name="P2">2. How ssh works?</text:p>
      <text:p text:style-name="P2">3. How the ssh is used to authenticate users?</text:p>
      <text:p text:style-name="P2"/>
      <text:p text:style-name="P2"/>
      <text:p text:style-name="P5">What is ssh?</text:p>
      <text:p text:style-name="P5"/>
      <text:p text:style-name="P7"/>
      <text:p text:style-name="P3"><text:span text:style-name="T5">It stands for secure shell. </text:span>SSH is a secure protocol used <text:span text:style-name="T5">for </text:span>connecting to Linux servers remotely. <text:span text:style-name="T5">After connecting to remote server what are the command that we type in our terminal will send to remote server and exucute over there.</text:span></text:p>
      <text:p text:style-name="P3"/>
      <text:p text:style-name="P6">How ssh works?</text:p>
      <text:p text:style-name="P6"/>
      <text:p text:style-name="P9">When you connect through SSH, you will be redirected to a <text:span text:style-name="T6">terminal</text:span>, <text:span text:style-name="T6">whith this you</text:span> can interact with your server. For the duration of your SSH session, any commands that you type into your local terminal are sent through an encrypted SSH tunnel and executed on your server.</text:p>
      <text:p text:style-name="P9"/>
      <text:p text:style-name="P10"><text:span text:style-name="T7">For SSH connection to established must running software whose name is ssh daemon.</text:span>This software listens for connections on a specific network port, authenticates connection requests, and spawns the appropriate environment if the user provides the correct credentials.</text:p>
      <text:p text:style-name="P11">The user's computer must have an SSH client. This is a piece of software that knows how to communicate using the SSH protocol and can be given information about the remote host to connect to, the username to use, and the credentials that should be passed to authenticate. </text:p>
      <text:p text:style-name="P11"/>
      <text:p text:style-name="P11"><text:s text:c="50"/><text:span text:style-name="T3">How ssh is used to authenticate ?</text:span></text:p>
      <text:p text:style-name="P9"><text:span text:style-name="T8">Remote servers </text:span><text:s/>generally authenticate either using passwords or SSH keys.</text:p>
      <text:p text:style-name="Text_20_body">Password logins are encrypted and are easy to understand for new users. However, automated bots and malicious users will often repeatedly try to authenticate to accounts that allow password-based logins, which can lead to security compromises. For this reason, we recommend always setting up SSH key-based authentication for most configurations.</text:p>
      <text:p text:style-name="Text_20_body">SSH keys are a matching set of cryptographic keys which can be used for authentication. Each set contains a public and a private key. The public key can be shared freely without concern, while the private key must be vigilantly guarded and never exposed to anyone.</text:p>
      <text:p text:style-name="P14">To authenticate using SSH keys, a user must have an SSH key pair on their local computer. On the remote server, the public key must be copied to a file within the user's home directory at </text:p>
      <text:p text:style-name="P14"><text:span text:style-name="Source_20_Text"><text:span text:style-name="T1">/</text:span></text:span><text:span text:style-name="Source_20_Text"><text:span text:style-name="T4">root</text:span></text:span><text:span text:style-name="Source_20_Text"><text:span text:style-name="T1">/.ssh/authorized_keys</text:span></text:span><text:span text:style-name="T1">.</text:span> This file contains a list of public keys, one-per-line, that are authorized to log into this account.</text:p>
      <text:p text:style-name="Text_20_body"><text:soft-page-break/>When a client connects to the host, wishing to use SSH key authentication, it will inform the server of this intent and will tell the server which public key to use. The server then check its <text:span text:style-name="Source_20_Text">authorized_keys</text:span> file for the public key, generate a random string and encrypts it using the public key. This encrypted message can only be decrypted with the associated private key. The server will send this encrypted message to the client to test whether they actually have the associated private key.</text:p>
      <text:p text:style-name="Text_20_body">Upon receipt of this message, the client will decrypt it using the private key and combine the random string that is revealed with a previously negotiated session ID. It then generates an MD5 hash of this value and transmits it back to the server. The server already had the original message and the session ID, so it can compare an MD5 hash generated by those values and determine that the client must have the private key.</text:p>
      <text:p text:style-name="Text_20_body">Now that you know how SSH works, we can begin to discuss some examples to demonstrate different ways of working with SSH.</text:p>
      <text:p text:style-name="P4"/>
      <text:p text:style-name="P6"/>
      <text:p text:style-name="P8"/>
      <text:p text:style-name="P3"/>
      <text:p text:style-name="P3"/>
      <text:p text:style-name="P3"/>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16:59:04.247156683</meta:creation-date>
    <dc:date>2019-04-26T17:37:34.527345420</dc:date>
    <meta:editing-duration>PT29M24S</meta:editing-duration>
    <meta:editing-cycles>10</meta:editing-cycles>
    <meta:generator>LibreOffice/5.1.6.2$Linux_X86_64 LibreOffice_project/10m0$Build-2</meta:generator>
    <meta:document-statistic meta:table-count="0" meta:image-count="0" meta:object-count="0" meta:page-count="2" meta:paragraph-count="20" meta:word-count="556" meta:character-count="3320" meta:non-whitespace-character-count="2725"/>
  </office:meta>
</office:document-meta>
</file>